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Helvetic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.3752in" fo:margin-bottom="0.05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3d49" style:font-name="Open Sans" fo:font-size="15pt" fo:letter-spacing="normal" fo:font-style="normal" fo:font-weight="bold"/>
    </style:style>
    <style:style style:name="P2" style:family="paragraph" style:parent-style-name="Heading_20_2">
      <style:paragraph-properties fo:margin-left="0in" fo:margin-right="0in" fo:margin-top="0.3752in" fo:margin-bottom="0.052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2e3d49" style:font-name="inherit" fo:font-size="15pt" fo:letter-spacing="normal" fo:font-style="normal" fo:font-weight="bold" loext:padding="0in" loext:border="none"/>
    </style:style>
    <style:style style:name="P3" style:family="paragraph" style:parent-style-name="Heading_20_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57482" style:font-name="inherit" fo:font-size="10.5pt" fo:letter-spacing="normal" fo:font-style="normal" fo:font-weight="bold" fo:background-color="#ffffff" loext:padding="0in" loext:border="none"/>
    </style:style>
    <style:style style:name="P4" style:family="paragraph" style:parent-style-name="Heading_20_2">
      <style:paragraph-properties fo:margin-left="0in" fo:margin-right="0in" fo:margin-top="0in" fo:margin-bottom="0in" loext:contextual-spacing="false" style:line-height-at-least="0.2917in" fo:text-align="start" style:justify-single-word="false" fo:orphans="2" fo:widows="2" fo:text-indent="0in" style:auto-text-indent="false" fo:padding="0in" fo:border="none"/>
      <style:text-properties fo:font-variant="normal" fo:text-transform="none" fo:color="#657482" style:font-name="inherit" fo:font-size="10.5pt" fo:letter-spacing="normal" fo:font-style="normal" fo:font-weight="bold" fo:background-color="#ffffff" loext:padding="0in" loext:border="none"/>
    </style:style>
    <style:style style:name="P5" style:family="paragraph" style:parent-style-name="Heading_20_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e3d49" style:font-name="inherit" fo:font-size="10.5pt" fo:letter-spacing="normal" fo:font-style="normal" fo:font-weight="bold" fo:background-color="#ffffff" loext:padding="0in" loext:border="none"/>
    </style:style>
    <style:style style:name="P6" style:family="paragraph" style:parent-style-name="Heading_20_3">
      <style:paragraph-properties fo:margin-left="0in" fo:margin-right="0in" fo:margin-top="0in" fo:margin-bottom="0in" loext:contextual-spacing="false" style:line-height-at-least="0.2917in" fo:text-align="start" style:justify-single-word="false" fo:orphans="2" fo:widows="2" fo:text-indent="0in" style:auto-text-indent="false" fo:padding="0in" fo:border="none"/>
      <style:text-properties fo:font-variant="normal" fo:text-transform="none" fo:color="#2e3d49" style:font-name="inherit" fo:font-size="10.5pt" fo:letter-spacing="normal" fo:font-style="normal" fo:font-weight="bold" fo:background-color="#ffffff" loext:padding="0in" loext:border="none"/>
    </style:style>
    <style:style style:name="P7" style:family="paragraph" style:parent-style-name="Heading_20_3">
      <style:paragraph-properties fo:margin-left="0in" fo:margin-right="0in" fo:margin-top="0in" fo:margin-bottom="0.1043in" loext:contextual-spacing="false" fo:line-height="180%" fo:text-align="start" style:justify-single-word="false" fo:orphans="2" fo:widows="2" fo:text-indent="0in" style:auto-text-indent="false" fo:padding="0in" fo:border="none"/>
      <style:text-properties fo:text-transform="uppercase" fo:color="#7d97ad" style:font-name="inherit" fo:font-size="10.5pt" fo:letter-spacing="normal" fo:font-style="normal" fo:font-weight="bold" fo:background-color="#ffffff" loext:padding="0in" loext:border="none"/>
    </style:style>
    <style:style style:name="P8" style:family="paragraph" style:parent-style-name="Horizontal_20_Line">
      <style:paragraph-properties fo:margin-top="0in" fo:margin-bottom="0in" loext:contextual-spacing="false" fo:text-align="start" style:justify-single-word="false" fo:orphans="2" fo:widows="2"/>
    </style:style>
    <style:style style:name="P9" style:family="paragraph" style:parent-style-name="Horizontal_20_Line">
      <style:paragraph-properties fo:margin-top="0in" fo:margin-bottom="0in" loext:contextual-spacing="false" style:line-height-at-least="0.2917in" fo:text-align="start" style:justify-single-word="false" fo:orphans="2" fo:widows="2"/>
    </style:style>
    <style:style style:name="P10" style:family="paragraph" style:parent-style-name="Preformatted_20_Text" style:list-style-name="L1">
      <loext:graphic-properties draw:fill="solid" draw:fill-color="#f7f7f8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f7f7f8" fo:padding="0.0193in" fo:border="0.06pt solid #b4b9bd"/>
    </style:style>
    <style:style style:name="P11" style:family="paragraph" style:parent-style-name="Preformatted_20_Text" style:list-style-name="L2">
      <loext:graphic-properties draw:fill="solid" draw:fill-color="#f7f7f8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f7f7f8" fo:padding="0.0193in" fo:border="0.06pt solid #b4b9bd"/>
    </style:style>
    <style:style style:name="P12" style:family="paragraph" style:parent-style-name="Preformatted_20_Text" style:list-style-name="L3">
      <loext:graphic-properties draw:fill="solid" draw:fill-color="#f7f7f8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f7f7f8" fo:padding="0.0193in" fo:border="0.06pt solid #b4b9bd"/>
    </style:style>
    <style:style style:name="P13" style:family="paragraph" style:parent-style-name="Preformatted_20_Text">
      <loext:graphic-properties draw:fill="solid" draw:fill-color="#f7f7f8" draw:opacity="100%"/>
      <style:paragraph-properties fo:margin-left="0in" fo:margin-right="0in" fo:margin-top="0in" fo:margin-bottom="0in" loext:contextual-spacing="false" fo:line-height="142%" fo:text-align="start" style:justify-single-word="false" fo:orphans="2" fo:widows="2" fo:text-indent="0in" style:auto-text-indent="false" fo:background-color="#f7f7f8" fo:padding="0.0193in" fo:border="0.06pt solid #b4b9bd"/>
    </style:style>
    <style:style style:name="P14" style:family="paragraph" style:parent-style-name="Preformatted_20_Text" style:list-style-name="L1">
      <loext:graphic-properties draw:fill="solid" draw:fill-color="#f7f7f8" draw:opacity="100%"/>
      <style:paragraph-properties fo:margin-top="0in" fo:margin-bottom="0in" loext:contextual-spacing="false" fo:line-height="142%" fo:text-align="start" style:justify-single-word="false" fo:orphans="2" fo:widows="2" fo:background-color="#f7f7f8" fo:padding="0.0193in" fo:border="0.06pt solid #b4b9bd"/>
    </style:style>
    <style:style style:name="P15" style:family="paragraph" style:parent-style-name="Preformatted_20_Text" style:list-style-name="L3">
      <loext:graphic-properties draw:fill="solid" draw:fill-color="#f7f7f8" draw:opacity="100%"/>
      <style:paragraph-properties fo:margin-top="0in" fo:margin-bottom="0in" loext:contextual-spacing="false" fo:line-height="142%" fo:text-align="start" style:justify-single-word="false" fo:orphans="2" fo:widows="2" fo:background-color="#f7f7f8" fo:padding="0.0193in" fo:border="0.06pt solid #b4b9bd"/>
    </style:style>
    <style:style style:name="P16" style:family="paragraph" style:parent-style-name="Preformatted_20_Text">
      <loext:graphic-properties draw:fill="solid" draw:fill-color="#f7f7f8" draw:opacity="100%"/>
      <style:paragraph-properties fo:margin-top="0in" fo:margin-bottom="0in" loext:contextual-spacing="false" fo:line-height="142%" fo:text-align="start" style:justify-single-word="false" fo:orphans="2" fo:widows="2" fo:background-color="#f7f7f8" fo:padding="0.0193in" fo:border="0.06pt solid #b4b9bd"/>
    </style:style>
    <style:style style:name="P17" style:family="paragraph" style:parent-style-name="Quotations">
      <style:paragraph-properties fo:margin-left="0.3937in" fo:margin-right="0.3937in" fo:margin-top="0in" fo:margin-bottom="0in" loext:contextual-spacing="false" fo:line-height="137%" fo:text-align="start" style:justify-single-word="false" fo:orphans="50" fo:widows="2" fo:text-indent="0in" style:auto-text-indent="false" fo:padding="0in" fo:border="none"/>
    </style:style>
    <style:style style:name="P18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.1563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20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4f4f4f" style:font-name="inherit" fo:font-size="11.25pt" fo:letter-spacing="normal" fo:font-style="normal" fo:font-weight="normal" loext:padding="0in" loext:border="none"/>
    </style:style>
    <style:style style:name="P21" style:family="paragraph" style:parent-style-name="Text_20_body">
      <style:paragraph-properties fo:margin-left="0in" fo:margin-right="0in" fo:margin-top="0in" fo:margin-bottom="0.1563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Open Sans" fo:font-size="12pt" fo:letter-spacing="normal" fo:font-style="normal" fo:font-weight="normal"/>
    </style:style>
    <style:style style:name="P22" style:family="paragraph" style:parent-style-name="Text_20_body">
      <style:paragraph-properties fo:margin-left="0in" fo:margin-right="0in" fo:margin-top="0in" fo:margin-bottom="0.1563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1.25pt" fo:letter-spacing="normal" fo:font-style="normal" fo:font-weight="normal" loext:padding="0in" loext:border="none"/>
    </style:style>
    <style:style style:name="P23" style:family="paragraph" style:parent-style-name="Text_20_body" style:list-style-name="L3">
      <style:paragraph-properties fo:margin-left="0in" fo:margin-right="0in" fo:margin-top="0in" fo:margin-bottom="0.1563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1.25pt" fo:letter-spacing="normal" fo:font-style="normal" fo:font-weight="normal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font-name="inherit" loext:padding="0in" loext:border="none"/>
    </style:style>
    <style:style style:name="P25" style:family="paragraph" style:parent-style-name="Text_20_body">
      <style:paragraph-properties fo:margin-left="0in" fo:margin-right="0in" fo:margin-top="0in" fo:margin-bottom="0in" loext:contextual-spacing="false" style:line-height-at-least="0.2917in" fo:text-align="end" style:justify-single-word="false" fo:orphans="2" fo:widows="2" fo:text-indent="0in" style:auto-text-indent="false"/>
      <style:text-properties fo:font-variant="normal" fo:text-transform="none" fo:color="#4f4f4f" style:font-name="inherit" fo:font-size="11.25pt" fo:letter-spacing="normal" fo:font-style="normal" fo:font-weight="normal" fo:background-color="#ffffff" loext:padding="0in" loext:border="none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/>
      <style:text-properties fo:font-variant="normal" fo:text-transform="none" fo:color="#58646d" style:font-name="inherit" fo:font-size="12pt" fo:letter-spacing="normal" fo:font-style="normal" fo:font-weight="normal" fo:background-color="#fafbfc" loext:padding="0in" loext:border="none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8" style:family="paragraph" style:parent-style-name="Text_20_body">
      <style:paragraph-properties fo:margin-left="0in" fo:margin-right="0in" fo:margin-top="0in" fo:margin-bottom="0in" loext:contextual-spacing="false" style:line-height-at-least="0.2917in" fo:text-align="start" style:justify-single-word="false" fo:orphans="2" fo:widows="2" fo:text-indent="0in" style:auto-text-indent="false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37%" fo:text-align="start" style:justify-single-word="false" fo:orphans="2" fo:widows="2" fo:text-indent="0in" style:auto-text-indent="false" fo:padding="0in" fo:border="none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37%" fo:text-align="start" style:justify-single-word="false" fo:orphans="2" fo:widows="2" fo:text-indent="0in" style:auto-text-indent="false" fo:padding="0in" fo:border="none"/>
    </style:style>
    <style:style style:name="P31" style:family="paragraph" style:parent-style-name="Text_20_body" style:list-style-name="L3">
      <style:paragraph-properties fo:margin-left="0in" fo:margin-right="0in" fo:margin-top="0in" fo:margin-bottom="0in" loext:contextual-spacing="false" fo:line-height="137%" fo:text-align="start" style:justify-single-word="false" fo:orphans="2" fo:widows="2" fo:text-indent="0in" style:auto-text-indent="false" fo:padding="0in" fo:border="none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33" style:family="paragraph" style:parent-style-name="Text_20_body" style:list-style-name="L2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34" style:family="paragraph" style:parent-style-name="Text_20_body" style:list-style-name="L4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36" style:family="paragraph" style:parent-style-name="Text_20_body" style:list-style-name="L7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37" style:family="paragraph" style:parent-style-name="Text_20_body" style:list-style-name="L8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38" style:family="paragraph" style:parent-style-name="Text_20_body" style:list-style-name="L2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1.25pt" fo:letter-spacing="normal" fo:font-style="normal" fo:font-weight="normal" loext:padding="0in" loext:border="none"/>
    </style:style>
    <style:style style:name="P39" style:family="paragraph" style:parent-style-name="Text_20_body" style:list-style-name="L3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1.25pt" fo:letter-spacing="normal" fo:font-style="normal" fo:font-weight="normal" loext:padding="0in" loext:border="none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1.25pt" fo:letter-spacing="normal" fo:font-style="normal" fo:font-weight="normal" fo:background-color="#ffffff" loext:padding="0in" loext:border="none"/>
    </style:style>
    <style:style style:name="P41" style:family="paragraph" style:parent-style-name="Text_20_body" style:list-style-name="L5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1.25pt" fo:letter-spacing="normal" fo:font-style="normal" fo:font-weight="normal" fo:background-color="#ffffff" loext:padding="0in" loext:border="none"/>
    </style:style>
    <style:style style:name="P42" style:family="paragraph" style:parent-style-name="Text_20_body" style:list-style-name="L9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1.25pt" fo:letter-spacing="normal" fo:font-style="normal" fo:font-weight="normal" fo:background-color="#ffffff" loext:padding="0in" loext:border="none"/>
    </style:style>
    <style:style style:name="P43" style:family="paragraph" style:parent-style-name="Text_20_body" style:list-style-name="L5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0.5pt" fo:letter-spacing="normal" fo:font-style="normal" fo:font-weight="normal" fo:background-color="#ffffff" loext:padding="0in" loext:border="none"/>
    </style:style>
    <style:style style:name="P44" style:family="paragraph" style:parent-style-name="Text_20_body" style:list-style-name="L9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0.5pt" fo:letter-spacing="normal" fo:font-style="normal" fo:font-weight="normal" fo:background-color="#ffffff" loext:padding="0in" loext:border="none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2e3d49" style:font-name="inherit" fo:font-size="13.5pt" fo:letter-spacing="normal" fo:font-style="normal" fo:font-weight="normal" fo:background-color="#ffffff" loext:padding="0in" loext:border="none"/>
    </style:style>
    <style:style style:name="T1" style:family="text">
      <style:text-properties fo:color="#4f4f4f" style:font-name="inherit" fo:font-size="11.25pt" fo:font-weight="bold" fo:background-color="#ffffff" loext:char-shading-value="0" loext:padding="0in" loext:border="none"/>
    </style:style>
    <style:style style:name="T2" style:family="text">
      <style:text-properties fo:font-variant="normal" fo:text-transform="none" fo:color="#4f4f4f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f4f4f" style:font-name="inherit" fo:font-size="11.25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4f4f4f" style:font-name="inherit" fo:font-size="11.25pt" fo:letter-spacing="normal" fo:font-style="normal" fo:font-weight="bold" fo:background-color="#ffffff" loext:char-shading-value="0" loext:padding="0in" loext:border="none"/>
    </style:style>
    <style:style style:name="T5" style:family="text">
      <style:text-properties fo:font-variant="normal" fo:text-transform="none" fo:color="#4f4f4f" style:font-name="inherit" fo:font-size="11.2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4f4f4f" style:font-name="inherit" fo:font-size="11.25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4f4f4f" style:font-name="inherit" fo:font-size="11.25pt" fo:letter-spacing="normal" fo:font-style="italic" fo:font-weight="bold" loext:padding="0in" loext:border="none"/>
    </style:style>
    <style:style style:name="T8" style:family="text">
      <style:text-properties fo:font-variant="normal" fo:text-transform="none" fo:color="#0f2b3d" style:font-name="Menlo" fo:font-size="10.5pt" fo:letter-spacing="normal" fo:font-style="normal" fo:font-weight="normal" fo:background-color="#f7f7f8" loext:char-shading-value="0" loext:padding="0.0193in" loext:border="0.06pt solid #b4b9bd"/>
    </style:style>
    <style:style style:name="T9" style:family="text">
      <style:text-properties fo:font-variant="normal" fo:text-transform="none" fo:color="#0f2b3d" style:font-name="Menlo" fo:font-size="9.75pt" fo:letter-spacing="normal" fo:font-style="normal" fo:font-weight="normal" fo:background-color="#f7f7f8" loext:char-shading-value="0" loext:padding="0in" loext:border="none"/>
    </style:style>
    <style:style style:name="T10" style:family="text">
      <style:text-properties fo:font-variant="normal" fo:text-transform="none" fo:color="#0f2b3d" fo:letter-spacing="normal" fo:background-color="#f7f7f8" loext:char-shading-value="0" loext:padding="0in" loext:border="none"/>
    </style:style>
    <style:style style:name="T11" style:family="text">
      <style:text-properties fo:font-variant="normal" fo:text-transform="none" fo:color="#017a9b" style:text-line-through-style="none" style:text-line-through-type="none" style:font-name="inherit" fo:font-size="11.25pt" fo:letter-spacing="normal" fo:font-style="normal" style:text-underline-style="none" fo:font-weight="bold" style:text-blinking="false" loext:padding="0in" loext:border="none"/>
    </style:style>
    <style:style style:name="T12" style:family="text">
      <style:text-properties fo:font-variant="normal" fo:text-transform="none" fo:color="#008080" style:font-name="Menlo" fo:font-size="9.75pt" fo:letter-spacing="normal" fo:font-style="normal" fo:font-weight="normal" fo:background-color="#f7f7f8" loext:char-shading-value="0" loext:padding="0in" loext:border="none"/>
    </style:style>
    <style:style style:name="T13" style:family="text">
      <style:text-properties fo:font-variant="normal" fo:text-transform="none" fo:color="#0086b3" style:font-name="Menlo" fo:font-size="9.75pt" fo:letter-spacing="normal" fo:font-style="normal" fo:font-weight="normal" fo:background-color="#f7f7f8" loext:char-shading-value="0" loext:padding="0in" loext:border="none"/>
    </style:style>
    <style:style style:name="T14" style:family="text">
      <style:text-properties fo:font-variant="normal" fo:text-transform="none" fo:color="#dd1144" style:font-name="Menlo" fo:font-size="9.75pt" fo:letter-spacing="normal" fo:font-style="normal" fo:font-weight="normal" fo:background-color="#f7f7f8" loext:char-shading-value="0" loext:padding="0in" loext:border="none"/>
    </style:style>
    <style:style style:name="T15" style:family="text">
      <style:text-properties fo:font-variant="normal" fo:text-transform="none" fo:color="#333333" style:font-name="inherit" fo:font-size="9.75pt" fo:letter-spacing="normal" fo:font-style="normal" fo:font-weight="bold" fo:background-color="#f7f7f8" loext:char-shading-value="0" loext:padding="0in" loext:border="none"/>
    </style:style>
    <style:style style:name="T16" style:family="text">
      <style:text-properties style:font-name="inherit" style:font-name-asian="inherit" style:font-name-complex="inherit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Let's create the Webpack entry point. Webpack broke at the last step because it didn’t have an entry point.</text:p>
      <text:h text:style-name="P2" text:outline-level="2"><text:bookmark text:name="switch-the-git-branch"/>Switch the Git Branch</text:h>
      <text:p text:style-name="P29"><text:span text:style-name="T5">If you want to practice the steps mentioned in the video demonstration below, then stay on the </text:span><text:span text:style-name="Source_20_Text"><text:span text:style-name="T8">1-install-webpack</text:span></text:span><text:span text:style-name="T5"> branch.</text:span></text:p>
      <text:p text:style-name="P29"><text:span text:style-name="T5">Else, switch to the branch </text:span><text:span text:style-name="Source_20_Text"><text:span text:style-name="T8">2-add-webpack-entry</text:span></text:span><text:span text:style-name="T5"> corresponding to the current exercise where all the steps have already been carried out, using</text:span></text:p>
      <text:p text:style-name="P13"><text:span text:style-name="Source_20_Text"><text:span text:style-name="T9">git checkout </text:span></text:span><text:span text:style-name="Source_20_Text"><text:span text:style-name="T12">2</text:span></text:span><text:span text:style-name="Source_20_Text"><text:span text:style-name="T9">-add-webpack-entry</text:span></text:span></text:p>
      <text:p text:style-name="P16"><text:span text:style-name="Source_20_Text"><text:span text:style-name="T9">git branch</text:span></text:span></text:p>
      <text:p text:style-name="P17"><text:span text:style-name="T5">You can view the files specific to the current branch, in the Github repository online, as well. For your convenience, the todo steps for the current stage/exercise are mentioned in </text:span><text:span text:style-name="Source_20_Text"><text:span text:style-name="T8">STEP-2.md</text:span></text:span><text:span text:style-name="T5"> file available in the root directory of the project.</text:span></text:p>
      <text:h text:style-name="P2" text:outline-level="2"><text:bookmark text:name="webpack-entry"/>Webpack Entry</text:h>
      <text:p text:style-name="P29"><text:span text:style-name="T5">Webpack is going to make a map of our app assets and all of their dependencies, but it needs somewhere to start. The default location for the webpack entry point is </text:span><text:span text:style-name="Source_20_Text"><text:span text:style-name="T8">./src/index.js</text:span></text:span><text:span text:style-name="T5"> - but because we are already set up with express and have a slightly different file structure, that file doesn't exist! Instead, we need to tell webpack to use a custom entry point. In </text:span><text:span text:style-name="Source_20_Text"><text:span text:style-name="T8">webpack.config.js</text:span></text:span><text:span text:style-name="T5">, mention the entry point as:</text:span></text:p>
      <text:p text:style-name="P13"><text:span text:style-name="Source_20_Text"><text:span text:style-name="T13">module</text:span></text:span><text:span text:style-name="Source_20_Text"><text:span text:style-name="T9">.exports = {</text:span></text:span></text:p>
      <text:p text:style-name="P13"><text:span text:style-name="Source_20_Text"><text:span text:style-name="T10"><text:s text:c="4"/></text:span></text:span><text:span text:style-name="Source_20_Text"><text:span text:style-name="T12">entry</text:span></text:span><text:span text:style-name="Source_20_Text"><text:span text:style-name="T9">: </text:span></text:span><text:span text:style-name="Source_20_Text"><text:span text:style-name="T14">'./src/client/index.js'</text:span></text:span></text:p>
      <text:p text:style-name="P16"><text:span text:style-name="Source_20_Text"><text:span text:style-name="T9">}</text:span></text:span></text:p>
      <text:p text:style-name="P24"/>
      <text:p text:style-name="P19"/>
      <text:section text:style-name="Sect1" text:name="app">
        <text:section text:style-name="Sect1" text:name="main">
          <text:p text:style-name="P18"/>
          <text:section text:style-name="Sect1" text:name="content">
            <text:p text:style-name="P32"><text:span text:style-name="Strong_20_Emphasis"><text:span text:style-name="T1">Quick Check -</text:span></text:span></text:p>
            <text:list xml:id="list1869979643" text:style-name="L6">
              <text:list-item>
                <text:p text:style-name="P35"><text:span text:style-name="T6">For your easy reference, the </text:span><text:span text:style-name="Source_20_Text"><text:span text:style-name="T8">index.js</text:span></text:span><text:span text:style-name="T6"> file at path </text:span><text:span text:style-name="Source_20_Text"><text:span text:style-name="T8">./src/client/</text:span></text:span><text:span text:style-name="T6"> is already available in the </text:span><text:span text:style-name="Source_20_Text"><text:span text:style-name="T8">2-add-webpack-entry</text:span></text:span><text:span text:style-name="T6"> branch that you are working on.</text:span></text:p>
              </text:list-item>
            </text:list>
            <text:list xml:id="list1403134956" text:style-name="L7">
              <text:list-item>
                <text:p text:style-name="P36"><text:span text:style-name="T6">For building the app, you can use either </text:span><text:span text:style-name="Source_20_Text"><text:span text:style-name="T8">npm run build</text:span></text:span><text:span text:style-name="T6">.</text:span></text:p>
              </text:list-item>
            </text:list>
            <text:list xml:id="list2003664168" text:style-name="L8">
              <text:list-item>
                <text:p text:style-name="P37"><text:soft-page-break/><text:span text:style-name="T6">After running the build command successfully, verify that a </text:span><text:span text:style-name="Source_20_Text"><text:span text:style-name="T8">dist</text:span></text:span><text:span text:style-name="T6"> directory is created in the root, containing the bundled file </text:span><text:span text:style-name="Source_20_Text"><text:span text:style-name="T8">main.js</text:span></text:span><text:span text:style-name="T6">.</text:span></text:p>
              </text:list-item>
            </text:list>
            <text:h text:style-name="P7" text:outline-level="3">QUESTION 1 OF 2</text:h>
            <text:p text:style-name="P45">In the starter app that we have so far, how many asset files do you see that will be mapped?</text:p>
            <text:list xml:id="list867602612" text:style-name="L9">
              <text:list-item>
                <text:p text:style-name="P42">2</text:p>
              </text:list-item>
              <text:list-item>
                <text:p text:style-name="P42">4</text:p>
              </text:list-item>
              <text:list-item>
                <text:p text:style-name="P42">6</text:p>
              </text:list-item>
              <text:list-item>
                <text:p text:style-name="P44">7</text:p>
              </text:list-item>
            </text:list>
            <text:p text:style-name="P25">SUBMIT</text:p>
            <text:h text:style-name="P4" text:outline-level="2">Interview Question</text:h>
            <text:p text:style-name="P40">Without using build tools, what are the strategies available to you for loading assets in a particular order?</text:p>
            <text:p text:style-name="P9"/>
            <text:h text:style-name="P6" text:outline-level="3">Your reflection</text:h>
            <text:p text:style-name="P28"><text:span text:style-name="Strong_20_Emphasis"><text:span text:style-name="T4">Copy different files contents within a single file</text:span></text:span></text:p>
            <text:h text:style-name="P6" text:outline-level="3">Things to think about</text:h>
            <text:p text:style-name="P40">Thanks for your response.</text:p>
            <text:p text:style-name="P26">NEXT</text:p>
          </text:section>
        </text:section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Helvetic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6:07:05.779134585</meta:creation-date>
    <dc:date>2021-01-25T21:10:45.426853467</dc:date>
    <meta:editing-duration>PT5H3M4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31" meta:word-count="320" meta:character-count="1869" meta:non-whitespace-character-count="1581"/>
  </office:meta>
</office:document-meta>
</file>